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Aplicaciones Ofimáticas (Office Applications)</text:span><text:span text:style-name="T2"><text:line-break/></text:span><text:span text:style-name="T3">UD 10. Actividades evaluables 01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8">1. Fecha de entrega<text:tab/>2</text:span></text:a></text:p>
          <text:p text:style-name="P14"><text:a xlink:type="simple" xlink:href="#_9maybllx2a09" text:style-name="Index_20_Link" text:visited-style-name="Index_20_Link"><text:span text:style-name="T18">2. Observaciones previas a la realización de tareas evaluables<text:tab/>3</text:span></text:a></text:p>
          <text:p text:style-name="P14"><text:a xlink:type="simple" xlink:href="#_mddm13ai61n6" text:style-name="Index_20_Link" text:visited-style-name="Index_20_Link"><text:span text:style-name="T18">3. Actividad 01<text:tab/>3</text:span></text:a></text:p>
          <text:p text:style-name="P14"><text:a xlink:type="simple" xlink:href="#_ntg4wid1vfow" text:style-name="Index_20_Link" text:visited-style-name="Index_20_Link"><text:span text:style-name="T18">4. Actividad 02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15">UD10. Actividades evaluables 01</text:span></text:p>
      <text:list xml:id="list3573798597" text:style-name="WWNum3">
        <text:list-item>
          <text:p text:style-name="P30"><text:bookmark text:name="_dbh0n1vac4c8"/>Fecha de entrega</text:p>
        </text:list-item>
      </text:list>
      <text:p text:style-name="Standard"><text:span text:style-name="T10">Fecha límite de entrega: </text:span><text:span text:style-name="T20">Miércoles 15 de marzo en clase (o con video probando su realización). </text:span>La actividad será evaluada al momento que el profesorado la observe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31702372379200" text:continue-numbering="true" text:style-name="WWNum3">
        <text:list-item>
          <text:p text:style-name="P30"><text:bookmark text:name="_9maybllx2a09"/>Observaciones previas a la realización de tareas evaluables</text:p>
        </text:list-item>
      </text:list>
      <text:list xml:id="list747453192" text:style-name="WWNum2">
        <text:list-item>
          <text:p text:style-name="P24"><text:soft-page-break/>La aplicación debe tener una buena presentación.</text:p>
        </text:list-item>
        <text:list-item>
          <text:p text:style-name="P26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231704001008414" text:continue-list="list231702372379200" text:style-name="WWNum3">
        <text:list-item>
          <text:p text:style-name="P30"><text:bookmark text:name="_mddm13ai61n6"/>Actividad 01</text:p>
        </text:list-item>
      </text:list>
      <text:p text:style-name="P10">Realiza una aplicación con <text:a xlink:type="simple" xlink:href="https://glideapps.com" text:style-name="ListLabel_20_19" text:visited-style-name="ListLabel_20_19"><text:span text:style-name="T21">https://www.glideapps.com</text:span></text:a> que te permita gestionar una lista de tareas. La información almacenada de las tareas debe permitir lo siguiente:</text:p>
      <text:list xml:id="list795106855" text:style-name="WWNum1">
        <text:list-item>
          <text:p text:style-name="P25">Indicar si las tareas ya han sido realizadas o no.</text:p>
        </text:list-item>
        <text:list-item>
          <text:p text:style-name="P28">Indicar en que fecha vence la tarea (opcional para cada tarea).</text:p>
        </text:list-item>
        <text:list-item>
          <text:p text:style-name="P27">Indicar la prioridad de la tarea entre 4 opciones “Muy importante”, “Importante”, “Poco importante”, “Nada importante”.</text:p>
        </text:list-item>
      </text:list>
      <text:p text:style-name="P10">Asimismo, la aplicación debe mostrar distintas secciones: </text:p>
      <text:list xml:id="list231703163373970" text:continue-numbering="true" text:style-name="WWNum1">
        <text:list-item>
          <text:p text:style-name="P25">Poder consultar, modificar y borrar todas las tareas.</text:p>
        </text:list-item>
        <text:list-item>
          <text:p text:style-name="P28">Poder consultar una lista solo con tareas “Muy importantes”.</text:p>
        </text:list-item>
        <text:list-item>
          <text:p text:style-name="P27">Poder consultar que tareas aún no ha vencido su fecha de entrega.</text:p>
        </text:list-item>
      </text:list>
      <text:p text:style-name="P10"/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  <text:list xml:id="list231703887639586" text:continue-list="list231704001008414" text:style-name="WWNum3">
        <text:list-item>
          <text:p text:style-name="P29"><text:bookmark text:name="_ntg4wid1vfow"/>Actividad 02</text:p>
        </text:list-item>
      </text:list>
      <text:p text:style-name="Standard">Realiza una aplicación con <text:a xlink:type="simple" xlink:href="https://glideapps.com" text:style-name="ListLabel_20_19" text:visited-style-name="ListLabel_20_19"><text:span text:style-name="T21">https://www.glideapps.com</text:span></text:a> que te permita hacer un juego similar al “Cookie Clicker” donde se ponga una imagen de una galleta y cada vez que hagas clic, aumente en uno el contador de clics. La aplicación debe permitir elegir de un listado quien está jugando para contarle clics a esa persona, obteniendo esa información de la tabla de usuarios especial que proporciona GlideApps.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0. Actividades evaluables 01</text:span></text:p>
      </style:header>
      <style:footer>
        <text:p text:style-name="MP4"><text:span text:style-name="MT1">Aplicaciones Ofimáticas (Office Applications)<text:tab/><text:tab/>UD10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1" meta:word-count="484" meta:character-count="2976" meta:non-whitespace-character-count="2531"/>
    <meta:generator>LibreOfficeDev/6.0.5.2$Linux_X86_64 LibreOffice_project/</meta:generator>
  </office:meta>
</office:document-meta>
</file>